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4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 style:list-style-name="L1">
      <style:graphic-properties draw:stroke="solid" draw:stroke-dash="Dashed_20__28_var_29__20_15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 style:list-style-name="L1">
      <style:graphic-properties draw:stroke="solid" draw:stroke-dash="Dashed_20__28_var_29__20_16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 style:list-style-name="L1">
      <style:graphic-properties draw:stroke="solid" draw:stroke-dash="Dashed_20__28_var_29__20_17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 style:list-style-name="L1">
      <style:graphic-properties draw:stroke="solid" draw:stroke-dash="Dashed_20__28_var_29__20_18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 style:list-style-name="L1">
      <style:graphic-properties draw:stroke="solid" draw:stroke-dash="Dashed_20__28_var_29__20_19" svg:stroke-width="0cm" svg:stroke-color="#000000" draw:marker-start="" draw:marker-start-width="0.199cm" draw:marker-start-center="false" draw:marker-end="" draw:marker-end-width="0.199cm" draw:marker-end-center="false" draw:fill="none" draw:fill-color="#b4b4b4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 style:list-style-name="L1">
      <style:graphic-properties draw:stroke="solid" draw:stroke-dash="Dashed_20__28_var_29__20_20" svg:stroke-width="0.049cm" svg:stroke-color="#000000" draw:marker-start="" draw:marker-start-width="0.275cm" draw:marker-start-center="false" draw:marker-end="Arrow" draw:marker-end-width="0.275cm" draw:marker-end-center="false" draw:fill="solid" draw:fill-color="#ffffff" draw:fill-image-width="0cm" draw:fill-image-height="0cm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/>
    </style:style>
    <style:style style:name="gr8" style:family="graphic" style:parent-style-name="standard" style:list-style-name="L1">
      <style:graphic-properties draw:stroke="solid" draw:stroke-dash="Dashed_20__28_var_29__20_21" svg:stroke-width="0.049cm" svg:stroke-color="#000000" draw:marker-start="" draw:marker-start-width="0.275cm" draw:marker-start-center="false" draw:marker-end="Arrow" draw:marker-end-width="0.275cm" draw:marker-end-center="false" draw:fill="solid" draw:fill-color="#ffffff" draw:fill-image-width="0cm" draw:fill-image-height="0cm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/>
    </style:style>
    <style:style style:name="gr9" style:family="graphic" style:parent-style-name="standard" style:list-style-name="L1">
      <style:graphic-properties draw:stroke="solid" draw:stroke-dash="Dashed_20__28_var_29__20_22" svg:stroke-width="0.049cm" svg:stroke-color="#000000" draw:marker-start="" draw:marker-start-width="0.275cm" draw:marker-start-center="false" draw:marker-end="Arrow" draw:marker-end-width="0.275cm" draw:marker-end-center="false" draw:fill="solid" draw:fill-color="#ffffff" draw:fill-image-width="0cm" draw:fill-image-height="0cm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/>
    </style:style>
    <style:style style:name="gr10" style:family="graphic" style:parent-style-name="standard" style:list-style-name="L1">
      <style:graphic-properties draw:stroke="solid" draw:stroke-dash="Dashed_20__28_var_29__20_23" svg:stroke-width="0.049cm" svg:stroke-color="#000000" draw:marker-start="" draw:marker-start-width="0.275cm" draw:marker-start-center="false" draw:marker-end="Arrow" draw:marker-end-width="0.275cm" draw:marker-end-center="false" draw:fill="solid" draw:fill-color="#ffffff" draw:fill-image-width="0cm" draw:fill-image-height="0cm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/>
    </style:style>
    <style:style style:name="gr11" style:family="graphic" style:parent-style-name="standard" style:list-style-name="L1">
      <style:graphic-properties draw:stroke="solid" draw:stroke-dash="Dashed_20__28_var_29__20_24" svg:stroke-width="0.049cm" svg:stroke-color="#000000" draw:marker-start="" draw:marker-start-width="0.275cm" draw:marker-start-center="false" draw:marker-end="Arrow" draw:marker-end-width="0.275cm" draw:marker-end-center="false" draw:fill="solid" draw:fill-color="#ffffff" draw:fill-image-width="0cm" draw:fill-image-height="0cm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.966cm" svg:height="1.442cm" svg:x="2.447cm" svg:y="3.495cm">
            <text:p text:style-name="P1"><text:span text:style-name="T1">DATA</text:span></text:p>
            <text:p text:style-name="P1"><text:span text:style-name="T1">SELEC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2" draw:id="id2" draw:layer="layout" svg:width="2.119cm" svg:height="1.444cm" svg:x="5.112cm" svg:y="3.497cm">
            <text:p text:style-name="P1"><text:span text:style-name="T1">ATTRIBUTE</text:span></text:p>
            <text:p text:style-name="P1"><text:span text:style-name="T1">ALIGN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" draw:id="id3" draw:layer="layout" svg:width="2.236cm" svg:height="1.442cm" svg:x="7.978cm" svg:y="3.498cm">
            <text:p text:style-name="P1"><text:span text:style-name="T1">ATTRIBUTE </text:span></text:p>
            <text:p text:style-name="P1"><text:span text:style-name="T1">VALUE</text:span></text:p>
            <text:p text:style-name="P1"><text:span text:style-name="T1">VALIDA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4" draw:id="id4" draw:layer="layout" svg:width="2.749cm" svg:height="1.444cm" svg:x="10.998cm" svg:y="3.5cm">
            <text:p text:style-name="P1"><text:span text:style-name="T1">ATTRIBUTE</text:span></text:p>
            <text:p text:style-name="P1"><text:span text:style-name="T1">VALUE</text:span></text:p>
            <text:p text:style-name="P1"><text:span text:style-name="T1">DISAMBIGUA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5" draw:id="id5" draw:layer="layout" svg:width="1.888cm" svg:height="1.444cm" svg:x="14.475cm" svg:y="3.502cm">
            <text:p text:style-name="P1"><text:span text:style-name="T1">ENTITY</text:span></text:p>
            <text:p text:style-name="P1"><text:span text:style-name="T1">ALIGN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xml:id="id6" draw:id="id6" draw:layer="layout" svg:width="1.775cm" svg:height="1.442cm" svg:x="17.077cm" svg:y="3.528cm">
            <text:p text:style-name="P1"><text:span text:style-name="T1">ENTITY</text:span></text:p>
            <text:p text:style-name="P1"><text:span text:style-name="T1">IMPOR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3" draw:layer="layout" svg:x1="4.413cm" svg:y1="4.216cm" svg:x2="5.112cm" svg:y2="4.219cm" draw:start-shape="id1" draw:start-glue-point="1" draw:end-shape="id2" draw:end-glue-point="3" svg:d="M4413 4216h350v3h349">
            <text:p/>
          </draw:connector>
          <draw:connector draw:style-name="gr8" draw:text-style-name="P3" draw:layer="layout" svg:x1="7.231cm" svg:y1="4.219cm" svg:x2="7.978cm" svg:y2="4.219cm" draw:start-shape="id2" draw:start-glue-point="1" draw:end-shape="id3" draw:end-glue-point="3" svg:d="M7231 4219h747">
            <text:p/>
          </draw:connector>
          <draw:connector draw:style-name="gr9" draw:text-style-name="P3" draw:layer="layout" svg:x1="10.214cm" svg:y1="4.219cm" svg:x2="10.998cm" svg:y2="4.222cm" draw:start-shape="id3" draw:start-glue-point="1" draw:end-shape="id4" draw:end-glue-point="3" svg:d="M10214 4219h392v3h392">
            <text:p/>
          </draw:connector>
          <draw:connector draw:style-name="gr10" draw:text-style-name="P3" draw:layer="layout" svg:x1="13.747cm" svg:y1="4.222cm" svg:x2="14.475cm" svg:y2="4.224cm" draw:start-shape="id4" draw:start-glue-point="1" draw:end-shape="id5" draw:end-glue-point="3" svg:d="M13747 4222h364v2h364">
            <text:p/>
          </draw:connector>
          <draw:connector draw:style-name="gr11" draw:text-style-name="P3" draw:layer="layout" svg:x1="16.363cm" svg:y1="4.224cm" svg:x2="17.077cm" svg:y2="4.249cm" draw:start-shape="id5" draw:start-glue-point="1" draw:end-shape="id6" draw:end-glue-point="3" svg:d="M16363 4224h357v25h357">
            <text:p/>
          </draw:connector>
        </draw:g>
        <draw:frame draw:style-name="gr12" draw:text-style-name="P4" draw:layer="layout" svg:width="0.777cm" svg:height="0.806cm" svg:x="3.062cm" svg:y="2.476cm">
          <draw:text-box>
            <text:p><text:span text:style-name="T2">1</text:span></text:p>
          </draw:text-box>
        </draw:frame>
        <draw:frame draw:style-name="gr12" draw:text-style-name="P4" draw:layer="layout" svg:width="0.777cm" svg:height="0.806cm" svg:x="5.663cm" svg:y="2.476cm">
          <draw:text-box>
            <text:p><text:span text:style-name="T2">2</text:span></text:p>
          </draw:text-box>
        </draw:frame>
        <draw:frame draw:style-name="gr12" draw:text-style-name="P4" draw:layer="layout" svg:width="0.777cm" svg:height="0.806cm" svg:x="8.563cm" svg:y="2.476cm">
          <draw:text-box>
            <text:p><text:span text:style-name="T2">3</text:span></text:p>
          </draw:text-box>
        </draw:frame>
        <draw:frame draw:style-name="gr12" draw:text-style-name="P4" draw:layer="layout" svg:width="0.777cm" svg:height="0.806cm" svg:x="11.863cm" svg:y="2.476cm">
          <draw:text-box>
            <text:p><text:span text:style-name="T2">4</text:span></text:p>
          </draw:text-box>
        </draw:frame>
        <draw:frame draw:style-name="gr12" draw:text-style-name="P4" draw:layer="layout" svg:width="0.777cm" svg:height="0.806cm" svg:x="14.963cm" svg:y="2.476cm">
          <draw:text-box>
            <text:p><text:span text:style-name="T2">5</text:span></text:p>
          </draw:text-box>
        </draw:frame>
        <draw:frame draw:style-name="gr12" draw:text-style-name="P4" draw:layer="layout" svg:width="0.777cm" svg:height="0.806cm" svg:x="17.463cm" svg:y="2.476cm">
          <draw:text-box>
            <text:p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ecece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eoni</meta:initial-creator>
    <meta:creation-date>2014-06-17T15:39:50.245000000</meta:creation-date>
    <dc:date>2014-10-22T14:54:23.64</dc:date>
    <meta:editing-duration>P2DT1H52M</meta:editing-duration>
    <meta:editing-cycles>4</meta:editing-cycles>
    <meta:generator>OpenOffice/4.1.0$Win32 OpenOffice.org_project/410m18$Build-9764</meta:generator>
    <meta:document-statistic meta:object-count="18"/>
  </office:meta>
</office:document-meta>
</file>